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80000040ADD5DE21E.png" manifest:media-type="image/png"/>
  <manifest:file-entry manifest:full-path="Pictures/1000000000000777000003FD01111EB2.png" manifest:media-type="image/png"/>
  <manifest:file-entry manifest:full-path="Pictures/100000000000077B000004002F245197.png" manifest:media-type="image/png"/>
  <manifest:file-entry manifest:full-path="Pictures/1000000000000755000003FDB3F949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0.273cm" svg:x="1cm" svg:y="3.477cm">
          <draw:image xlink:href="Pictures/10000000000007780000040ADD5DE21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15cm" svg:x="1.001cm" svg:y="15cm">
          <draw:image xlink:href="Pictures/1000000000000777000003FD01111EB2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8.999cm" svg:height="10.158cm" svg:x="0.75cm" svg:y="1.592cm">
          <draw:image xlink:href="Pictures/100000000000077B000004002F245197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33cm" svg:x="1cm" svg:y="13cm">
          <draw:image xlink:href="Pictures/1000000000000755000003FDB3F94984.png" xlink:type="simple" xlink:show="embed" xlink:actuate="onLoad" draw:mime-type="image/png">
            <text:p/>
          </draw:image>
        </draw:frame>
        <draw:frame draw:style-name="gr2" draw:text-style-name="P2" draw:layer="layout" svg:width="17.909cm" svg:height="1.674cm" svg:x="1cm" svg:y="24.75cm">
          <draw:text-box>
            <text:p>IF NOT EXIST "$(TargetDir)" mkdir "$(TargetDir)"</text:p>
            <text:p>xcopy "$(SolutionDir)ext_packages\*.dll" "$(TargetDir)" /Y /R /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9T08:48:13.825889100</meta:creation-date>
    <dc:date>2025-08-19T09:01:54.917806300</dc:date>
    <meta:editing-duration>PT13M42S</meta:editing-duration>
    <meta:editing-cycles>1</meta:editing-cycles>
    <meta:document-statistic meta:object-count="5"/>
    <meta:generator>LibreOffice/25.2.5.2$Windows_X86_64 LibreOffice_project/03d19516eb2e1dd5d4ccd751a0d6f35f35e08022</meta:generator>
  </office:meta>
</office:document-meta>
</file>